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46dc7" officeooo:paragraph-rsid="00146dc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80f51" officeooo:paragraph-rsid="00186214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241d95" officeooo:paragraph-rsid="00241d95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256ee5" officeooo:paragraph-rsid="00256ee5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46dc7" officeooo:paragraph-rsid="001662e2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662e2" officeooo:paragraph-rsid="001662e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662e2" officeooo:paragraph-rsid="001d214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974db" officeooo:paragraph-rsid="001974db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80f51" officeooo:paragraph-rsid="0018621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41d95" officeooo:paragraph-rsid="00241d95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180f51" officeooo:paragraph-rsid="00186214" style:font-weight-asian="normal" style:font-weight-complex="normal"/>
    </style:style>
    <style:style style:name="P12" style:family="paragraph" style:parent-style-name="Standard" style:list-style-name="L2">
      <style:text-properties style:text-underline-style="none" fo:font-weight="normal" officeooo:rsid="00256ee5" officeooo:paragraph-rsid="00256ee5" style:font-weight-asian="normal" style:font-weight-complex="normal"/>
    </style:style>
    <style:style style:name="P13" style:family="paragraph" style:parent-style-name="Standard" style:list-style-name="L2">
      <style:text-properties style:text-underline-style="none" fo:font-weight="normal" officeooo:rsid="00256ee5" officeooo:paragraph-rsid="002a250b" style:font-weight-asian="normal" style:font-weight-complex="normal"/>
    </style:style>
    <style:style style:name="P14" style:family="paragraph" style:parent-style-name="Standard" style:list-style-name="L2">
      <style:text-properties style:text-underline-style="none" fo:font-weight="normal" officeooo:rsid="00258981" officeooo:paragraph-rsid="00258981" style:font-weight-asian="normal" style:font-weight-complex="normal"/>
    </style:style>
    <style:style style:name="P15" style:family="paragraph" style:parent-style-name="Standard" style:list-style-name="L2">
      <style:text-properties style:text-underline-style="none" fo:font-weight="normal" officeooo:rsid="00293103" officeooo:paragraph-rsid="00293103" style:font-weight-asian="normal" style:font-weight-complex="normal"/>
    </style:style>
    <style:style style:name="P16" style:family="paragraph" style:parent-style-name="Standard" style:list-style-name="L1">
      <style:text-properties style:text-underline-style="solid" style:text-underline-width="auto" style:text-underline-color="font-color" fo:font-weight="normal" officeooo:rsid="00180f51" officeooo:paragraph-rsid="00186214" style:font-weight-asian="normal" style:font-weight-complex="normal"/>
    </style:style>
    <style:style style:name="T1" style:family="text">
      <style:text-properties officeooo:rsid="001662e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4800"/>
    </style:style>
    <style:style style:name="T5" style:family="text">
      <style:text-properties officeooo:rsid="001e9437"/>
    </style:style>
    <style:style style:name="T6" style:family="text">
      <style:text-properties officeooo:rsid="00225190"/>
    </style:style>
    <style:style style:name="T7" style:family="text">
      <style:text-properties officeooo:rsid="0023b28a"/>
    </style:style>
    <style:style style:name="T8" style:family="text">
      <style:text-properties officeooo:rsid="0029fdaf"/>
    </style:style>
    <style:style style:name="T9" style:family="text">
      <style:text-properties officeooo:rsid="00180f51"/>
    </style:style>
    <style:style style:name="T10" style:family="text">
      <style:text-properties officeooo:rsid="002a25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de la 2º clase, OLAP:</text:p>
      <text:p text:style-name="P1"/>
      <text:p text:style-name="P5"><text:span text:style-name="T2">OLAP:</text:span> Este es un acrónimo en ingles, el cual significa On-Line Analytical Processing o traducido al castellano, Procesamiento Analítico En Línea. <text:span text:style-name="T1">El procesamiento analítico en línea es una solución utilizada en el campo de la inteligencia de negocios, cuyo objetivo es permitir la consulta de grandes cantidades de datos de forma eficiente y sencilla. Utiliza estructuras multidimensionales (cubo OLAP) que contienen datos resumidos de grandes bases de datos o bases de datos transaccionales (data warehouse?).</text:span></text:p>
      <text:p text:style-name="P7">Como ya se explico en la clase pasada, en una base de datos transaccional normalmente se estructuran las tablas con un modelo normalizado, lo cual favorece a la explotación OLTP, en cambio, <text:span text:style-name="T5">las bases de datos configuradas para OLAP utilizan un modelo de datos multidimensional, lo que permite consultas analíticas complejas y especiales con tiempo de ejecución rápida.</text:span></text:p>
      <text:p text:style-name="P7"><text:span text:style-name="T5">(SAQUÉ: </text:span>una de las características de las bases de datos multidimensionales es que son muy útiles para el análisis de los datos.<text:span text:style-name="T5">)</text:span></text:p>
      <text:p text:style-name="P8">Las técnicas OLAP (On-Line Analytical Processing), FASMI (Análisis Rápido de Información Compartida Multidimensional), o incluso OLTP (On Line Transaction Processing) fueron iniciadas por E.F. Codd, considerado el padre de las bases de datos relacionales. <text:span text:style-name="T6">OLAP </text:span>se refiere al método que permite a los usuarios de bases de datos multidimensionales generar resúmenes on-line descriptivos o comparativos de datos y otras consultas analíticas. <text:span text:style-name="T7">S</text:span>us aplicaciones típicas se circunscriben en los siguientes ámbitos: los informes de negocio de ventas, marketing, informes de gestión, gestión del rendimiento empresarial (BMP), presupuestos y previsiones, informes financieros, etc. </text:p>
      <text:p text:style-name="P6"/>
      <text:p text:style-name="P2">Características:</text:p>
      <text:list xml:id="list1193069111931676154" text:style-name="L1">
        <text:list-item>
          <text:p text:style-name="P11">Visión multidimensional de los datos: Provee la base para el procesamiento analítico mediante un acceso flexible y simple a los datos de la organización o empresa.</text:p>
        </text:list-item>
        <text:list-item>
          <text:p text:style-name="P11">Soporta cálculos complejos: Debe proveer de funciones complejas con el fin de poder satisfacer las peticiones que provengan de parte del usuario.</text:p>
        </text:list-item>
        <text:list-item>
          <text:p text:style-name="P16"><text:span text:style-name="T3">Inteligencia respecto </text:span><text:span text:style-name="T4">de</text:span><text:span text:style-name="T3">l tiempo: Esta característica está relacionada con la mayoria de las aplicaciones utilizadas para realizar un análisis de los datos a través del tiempo. Por ejemplo, hacer una comparación entre el total ganado en el mes actual y el mes pasado o el mes actual respecto del mismo mes pero del año pasado.</text:span></text:p>
        </text:list-item>
      </text:list>
      <text:p text:style-name="P9"/>
      <text:p text:style-name="P3">Agregaciones:</text:p>
      <text:p text:style-name="P10">Los agregados se refieren a veces a los datos sumarizados, ya calculados de antemano, es decir, datos resumidos parcialmente precalculados, que se almacenan en tablas agregadas.</text:p>
      <text:p text:style-name="P10"/>
      <text:p text:style-name="P4">Reglas de Codd:</text:p>
      <text:list xml:id="list4452773197548664362" text:style-name="L2">
        <text:list-item>
          <text:p text:style-name="P13">Visión multidimensional: Esta regla es casi obvia ya que la base de OLAP es el modelo dimensional. OLAP debe ofrecer al usuario final una visión de todas las dimensiones del modelo. <text:span text:style-name="T9">Provee la base para el procesamiento analítico mediante un acceso flexible y simple a los datos de la organización o empresa.</text:span></text:p>
        </text:list-item>
        <text:list-item>
          <text:p text:style-name="P12">Manipulación intuitiva de los datos: Esta característica ya fue mencionada en la primer clase cuando se mencionó la separación entre los componentes de Back-End y los de Front-End. Lo que se quiere remarcar acá es que tiene que ser sencilla la navegación de los datos, para lo cual, la mayoria de las aplicaciones ofrecen el doble click o el drag and drop para acceder a los datos.</text:p>
        </text:list-item>
        <text:list-item>
          <text:p text:style-name="P12">Accesibilidad: Ésto está relacionado con el item anterior, salvo que de una manera un poco mas abstracta. Lo que se plantea es que se considera a las aplicaciones OLAP como el middleware (capa intemedia) entre las distintas fuentes de información y el usuario final.</text:p>
        </text:list-item>
        <text:list-item>
          <text:p text:style-name="P14">Soporte de multi-usuario: La aplicación OLAP debe soportar accesos concurrentes, lo que conlleva mantener la integridad y la seguridad de la misma.</text:p>
        </text:list-item>
        <text:list-item>
          <text:p text:style-name="P14"><text:soft-page-break/>Mantener la infomación separada <text:span text:style-name="T10">del origen</text:span> de datos: Ésto se relaciona mucho con lo que vimos en la primer clase ya que uno almacena toda la información que va a analizar en el DW, el cual está separado las fuentes de datos.</text:p>
        </text:list-item>
        <text:list-item>
          <text:p text:style-name="P15">Rendimiento uniforme: Sin importar la cantidad de dimensiones ni el tamaño que tenga la base de datos, el rendimiento no debe verse afectado significativamente.</text:p>
        </text:list-item>
        <text:list-item>
          <text:p text:style-name="P15">Dimensiones y niveles de agregación ilimitados: Técnicamente ningún producto puede satisfacer esta regla ya que no se disponen de recursos ilimitados. De todos modos, en general, la cantidad de dimensiones y los niveles de agregación varían dependiendo del negocio o la organización. Pocas son las aplicaciones que necesitan mas de 10 dimensiones y jerarquías de mas al rededor de 6 niveles. Codd sugiere un máximo de entre 15 y 20 dimensiones. En cualquier caso, uno debe tener en cuenta que la herramienta que uno compra tiene sus limitaciones. <text:span text:style-name="T8">Éstas, en general, no generan inconvenientes para el uso que uno le d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4-09T19:28:07.987630797</meta:creation-date>
    <dc:date>2015-04-14T20:26:45.988095818</dc:date>
    <meta:editing-duration>PT47M16S</meta:editing-duration>
    <meta:editing-cycles>16</meta:editing-cycles>
    <meta:generator>LibreOffice/4.1.3.2$Linux_X86_64 LibreOffice_project/410m0$Build-2</meta:generator>
    <dc:creator>javier </dc:creator>
    <meta:document-statistic meta:table-count="0" meta:image-count="0" meta:object-count="0" meta:page-count="2" meta:paragraph-count="19" meta:word-count="748" meta:character-count="4677" meta:non-whitespace-character-count="3957"/>
  </office:meta>
</office:document-meta>
</file>